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1f0742" officeooo:paragraph-rsid="0032658b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7ff3" officeooo:paragraph-rsid="0032658b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32658b" officeooo:paragraph-rsid="0032658b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32658b" officeooo:paragraph-rsid="00335468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335468" officeooo:paragraph-rsid="00335468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35468" style:font-size-asian="22pt" style:font-weight-asian="bold" style:font-name-complex="Nirmala UI2" style:font-size-complex="2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Table_20_Contents">
      <style:text-properties officeooo:paragraph-rsid="0032658b"/>
    </style:style>
    <style:style style:name="P50" style:family="paragraph" style:parent-style-name="Standard">
      <style:text-properties fo:font-size="18pt" officeooo:paragraph-rsid="000f5821" style:font-size-asian="18pt" style:font-size-complex="18pt"/>
    </style:style>
    <style:style style:name="P5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2" style:family="paragraph" style:parent-style-name="Footer">
      <style:text-properties style:font-name="Nirmala UI" officeooo:paragraph-rsid="0020e4b5" style:font-name-complex="Nirmala UI2"/>
    </style:style>
    <style:style style:name="P53" style:family="paragraph" style:parent-style-name="Footer">
      <style:text-properties style:font-name="Nirmala UI" officeooo:paragraph-rsid="002f4fe4" style:font-name-complex="Nirmala UI2"/>
    </style:style>
    <style:style style:name="P5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35468" style:font-size-asian="22pt" style:font-weight-asian="bold" style:font-name-complex="Nirmala UI2" style:font-size-complex="22pt" style:font-weight-complex="bold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officeooo:rsid="000f5821"/>
    </style:style>
    <style:style style:name="T11" style:family="text">
      <style:text-properties officeooo:rsid="0010e9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5821" style:font-weight-asian="bold" style:font-weight-complex="bold"/>
    </style:style>
    <style:style style:name="T14" style:family="text">
      <style:text-properties fo:font-weight="bold" officeooo:rsid="00281e15" style:font-weight-asian="bold" style:font-weight-complex="bold"/>
    </style:style>
    <style:style style:name="T15" style:family="text">
      <style:text-properties fo:font-weight="bold" officeooo:rsid="002f4fe4" style:font-weight-asian="bold" style:font-weight-complex="bold"/>
    </style:style>
    <style:style style:name="T16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7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0" style:family="text">
      <style:text-properties fo:font-size="11pt" fo:font-weight="bold" officeooo:rsid="002f4fe4" style:font-size-asian="11pt" style:font-weight-asian="bold" style:font-weight-complex="bold"/>
    </style:style>
    <style:style style:name="T21" style:family="text">
      <style:text-properties style:font-name="Nirmala UI1" fo:font-size="14pt" officeooo:rsid="00225723" style:font-size-asian="14pt" style:font-name-complex="Nirmala UI1" style:font-size-complex="14pt"/>
    </style:style>
    <style:style style:name="T22" style:family="text">
      <style:text-properties style:font-name="Nirmala UI1" fo:font-size="14pt" officeooo:rsid="0032658b" style:font-size-asian="14pt" style:font-name-complex="Nirmala UI1" style:font-size-complex="14pt"/>
    </style:style>
    <style:style style:name="T23" style:family="text">
      <style:text-properties officeooo:rsid="002facb9"/>
    </style:style>
    <style:style style:name="T24" style:family="text">
      <style:text-properties officeooo:rsid="00335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1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1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1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1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0">डिनर - </text:span><text:span text:style-name="T13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0"><text:s/><text:span text:style-name="T10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4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5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1">How to use – </text:p>
      <text:p text:style-name="P52">1. Press the correct number <text:tab/>and immediately press “Enter”(Green) key on the keypad.</text:p>
      <text:p text:style-name="P52">2. To Stop the playing announcement press “Backspace”(Red) key. </text:p>
      <text:p text:style-name="P52"><text:tab/><text:tab/></text:p>
      <text:p text:style-name="P53"><text:tab/><text:tab/><text:span text:style-name="T20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/>
          </table:table-cell>
          <table:table-cell table:style-name="Table2.B1" office:value-type="string">
            <text:p text:style-name="P57">औरंगाबाद - अहमदाबाद</text:p>
          </table:table-cell>
          <table:table-cell table:style-name="Table2.C1" office:value-type="string">
            <text:p text:style-name="P42"/>
          </table:table-cell>
          <table:table-cell table:style-name="Table2.D1" office:value-type="string">
            <text:p text:style-name="P43"><text:span text:style-name="T24">अहमदाबाद</text:span> - <text:span text:style-name="T24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8"><text:s/>धुळे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9"><text:s/>धुळे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8"><text:s/>अंकलेश्वर बायपास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40"><text:s/>चाळीसगाव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8"><text:s/>भरूच बायपास 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40"><text:s/>नगर नाका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49"><text:span text:style-name="Default_20_Paragraph_20_Font"><text:span text:style-name="T22"><text:s/>सुसेन सर्कल ब्रोदा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40"><text:s/>बाबा पेट्रोल पंप + बस स्टॅन्ड + रेल्वे स्टेशन 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49"><text:span text:style-name="Default_20_Paragraph_20_Font"><text:span text:style-name="T22"><text:s/>लाल बाग ब्रोदा 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40"><text:s/>शाहनूरमिया दर्गा + D मार्ट <text:s/><text:span text:style-name="T1">लास्ट स्टॉप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49"><text:span text:style-name="Default_20_Paragraph_20_Font"><text:span text:style-name="T21"><text:s/></text:span></text:span><text:span text:style-name="Default_20_Paragraph_20_Font"><text:span text:style-name="T22">काला घोडा ब्रोदा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6"/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49"><text:span text:style-name="Default_20_Paragraph_20_Font"><text:span text:style-name="T22"><text:s/>अमित नगर सर्कल ब्रोदा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7"/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5"><text:s/><text:span text:style-name="T1">आनंद 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4"/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3"><text:s/><text:span text:style-name="T1">नादीयाद 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4"/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3"><text:s/><text:span text:style-name="T1">C T M 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4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3"><text:s/><text:span text:style-name="T1">नरोल 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4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8"><text:s/>विशाला पार्किंग लास्ट स्टॉप 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4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4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4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4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4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7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1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7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41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41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1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6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6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6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6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6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6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6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6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6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6"/>
          </table:table-cell>
        </table:table-row>
      </table:table>
      <text:p text:style-name="P56"><text:span text:style-name="T14">इस्तेमाल </text:span><text:span text:style-name="T12"><text:s/>– </text:span></text:p>
      <text:p text:style-name="P55"><text:span text:style-name="T4">1. </text:span><text:bookmark text:name="tw-target-text"/><text:span text:style-name="T16">सही </text:span><text:span text:style-name="T17">नंबर</text:span><text:span text:style-name="T16"> दबाएं और तुरंत कीपैड पर ग्रीन</text:span><text:span text:style-name="T18"> </text:span><text:span text:style-name="T19">बटन</text:span><text:span text:style-name="T16"> दबाएं।</text:span></text:p>
      <text:p text:style-name="P55"><text:span text:style-name="T4">2. </text:span><text:span text:style-name="T6">अन्नोउंसमेंट </text:span><text:span text:style-name="T16"><text:s/>को रोकने के लिए लाल</text:span><text:span text:style-name="T18"> </text:span><text:span text:style-name="T19">बटन</text:span><text:span text:style-name="T16"> दबाएं ।</text:span></text:p>
      <text:p text:style-name="P54"><text:s/><text:tab/><text:tab/><text:tab/><text:tab/><text:tab/><text:tab/><text:tab/><text:tab/><text:tab/><text:span text:style-name="T15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110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8</meta:editing-cycles>
    <meta:creation-date>2017-04-06T11:20:00</meta:creation-date>
    <dc:date>2017-07-24T14:15:25.435704933</dc:date>
    <meta:editing-duration>P2DT8H1M45S</meta:editing-duration>
    <meta:generator>LibreOffice/4.4.6.3$Linux_X86_64 LibreOffice_project/40m0$Build-3</meta:generator>
    <meta:document-statistic meta:table-count="2" meta:image-count="0" meta:object-count="0" meta:page-count="2" meta:paragraph-count="160" meta:word-count="312" meta:character-count="1145" meta:non-whitespace-character-count="8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